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D000002A0B51D68960D1858E2.png" manifest:media-type="image/png"/>
  <manifest:file-entry manifest:full-path="Pictures/10000201000001B7000001CB480040375983BDF6.png" manifest:media-type="image/png"/>
  <manifest:file-entry manifest:full-path="Pictures/100000000000040B0000023E1CB7574C68B06B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2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099cm" svg:height="5.6cm" svg:x="1.498cm" svg:y="5.4cm">
          <draw:image xlink:href="Pictures/100000000000040B0000023E1CB7574C68B06BEF.png" xlink:type="simple" xlink:show="embed" xlink:actuate="onLoad" loext:mime-type="image/png">
            <text:p/>
          </draw:image>
        </draw:frame>
        <draw:frame draw:style-name="gr2" draw:text-style-name="P1" draw:layer="layout" svg:width="7.603cm" svg:height="5.2cm" svg:x="11.597cm" svg:y="5.5cm">
          <draw:image xlink:href="Pictures/10000201000001B7000001CB480040375983BDF6.png" xlink:type="simple" xlink:show="embed" xlink:actuate="onLoad" loext:mime-type="image/png">
            <text:p/>
          </draw:image>
        </draw:frame>
        <draw:frame draw:style-name="gr1" draw:text-style-name="P1" draw:layer="layout" svg:width="7.946cm" svg:height="12cm" svg:x="19.654cm" svg:y="2cm">
          <draw:image xlink:href="Pictures/10000201000001BD000002A0B51D68960D1858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23:02:48.606556717</meta:creation-date>
    <dc:date>2023-02-12T23:05:09.939027205</dc:date>
    <meta:editing-duration>PT21S</meta:editing-duration>
    <meta:editing-cycles>1</meta:editing-cycles>
    <meta:document-statistic meta:object-count="26"/>
    <meta:generator>LibreOffice/6.4.7.2$Linux_X86_64 LibreOffice_project/40$Build-2</meta:generator>
  </office:meta>
</office:document-meta>
</file>